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MATCH</text:p>
          </table:table-cell>
          <table:table-cell office:value-type="string" calcext:value-type="string">
            <text:p>When set to ``True`` it only matches the beginning of the string</text:p>
          </table:table-cell>
          <table:table-cell office:value-type="string" calcext:value-type="string">
            <text:p>to ``False`` (?) <text:s/>+ example should test same string in both cases (?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DATE</text:p>
          </table:table-cell>
          <table:table-cell office:value-type="string" calcext:value-type="string">
            <text:p>For the full description on % directives look under the IS_DATETIME validator.</text:p>
          </table:table-cell>
          <table:table-cell office:value-type="string" calcext:value-type="string">
            <text:p>2x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NOT_IN_DB</text:p>
          </table:table-cell>
          <table:table-cell/>
          <table:table-cell office:value-type="string" calcext:value-type="string">
            <text:p>not explained: ignore_common_filters, allowed_overrid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table:style-name="ce1" office:value-type="string" calcext:value-type="string">
            <text:p>multiple=(1,10) enforces at least one and at most ten selections.</text:p>
          </table:table-cell>
          <table:table-cell office:value-type="string" calcext:value-type="string">
            <text:p>at most ten -&gt; at most nin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office:value-type="string" calcext:value-type="string">
            <text:p>db.person.name.requires = IS_IN_DB(db(db.person.id&gt;10), 'person.id', '%(name)s')</text:p>
          </table:table-cell>
          <table:table-cell office:value-type="string" calcext:value-type="string">
            <text:p>person.name -&gt; dog.owner (the first cannot match person.id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bove Autocomplete widget</text:p>
          </table:table-cell>
          <table:table-cell office:value-type="string" calcext:value-type="string">
            <text:p>convention described later in this chapter</text:p>
          </table:table-cell>
          <table:table-cell office:value-type="string" calcext:value-type="string">
            <text:p>isn't described "later"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martgrid signature</text:p>
          </table:table-cell>
          <table:table-cell office:value-type="string" calcext:value-type="string">
            <text:p>user_signatures</text:p>
          </table:table-cell>
          <table:table-cell office:value-type="string" calcext:value-type="string">
            <text:p>-&gt; user_signatu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ending emails</text:p>
          </table:table-cell>
          <table:table-cell office:value-type="string" calcext:value-type="string">
            <text:p>reply_to=[]</text:p>
          </table:table-cell>
          <table:table-cell office:value-type="string" calcext:value-type="string">
            <text:p>is this correct? or should it be reply_to=None?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mpersonate</text:p>
          </table:table-cell>
          <table:table-cell office:value-type="string" calcext:value-type="string">
            <text:p>request.args[0]</text:p>
          </table:table-cell>
          <table:table-cell office:value-type="string" calcext:value-type="string">
            <text:p>request.args[0] -&gt; request.args[1]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.00.0000</text:date>, <text:time style:data-style-name="N2" text:time-value="17:50:23.426266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9M35S</meta:editing-duration>
    <meta:editing-cycles>27</meta:editing-cycles>
    <meta:generator>LibreOffice/4.3.3.2$Linux_X86_64 LibreOffice_project/430m0$Build-2</meta:generator>
    <dc:date>2015-09-09T17:51:23.285318808</dc:date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